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Contents_20_3">
      <style:paragraph-properties>
        <style:tab-stops>
          <style:tab-stop style:position="16.002cm" style:type="right" style:leader-style="dotted" style:leader-text="."/>
        </style:tab-stops>
      </style:paragraph-properties>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Text_20_body">
      <style:paragraph-properties fo:text-align="center" style:justify-single-word="false" fo:break-before="page"/>
    </style:style>
    <style:style style:name="P5"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6" style:family="paragraph" style:parent-style-name="Text_20_body">
      <style:paragraph-properties fo:text-align="end" style:justify-single-word="false"/>
      <style:text-properties fo:font-style="italic" style:font-style-asian="italic" style:font-style-complex="italic"/>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officeooo:paragraph-rsid="0012fc52"/>
    </style:style>
    <style:style style:name="P10" style:family="paragraph" style:parent-style-name="Text_20_body">
      <style:paragraph-properties fo:text-align="justify" style:justify-single-word="false"/>
      <style:text-properties officeooo:paragraph-rsid="00187d13"/>
    </style:style>
    <style:style style:name="P11" style:family="paragraph" style:parent-style-name="Text_20_body">
      <style:paragraph-properties fo:text-align="justify" style:justify-single-word="false"/>
      <style:text-properties officeooo:paragraph-rsid="0019308e"/>
    </style:style>
    <style:style style:name="P12" style:family="paragraph" style:parent-style-name="Text_20_body">
      <style:paragraph-properties fo:text-align="justify" style:justify-single-word="false"/>
      <style:text-properties officeooo:paragraph-rsid="001a736b"/>
    </style:style>
    <style:style style:name="P13" style:family="paragraph" style:parent-style-name="Text_20_body">
      <style:paragraph-properties fo:text-align="justify" style:justify-single-word="false"/>
      <style:text-properties officeooo:rsid="000f0f67" officeooo:paragraph-rsid="000f0f67"/>
    </style:style>
    <style:style style:name="P14" style:family="paragraph" style:parent-style-name="Text_20_body">
      <style:paragraph-properties fo:margin-top="3cm" fo:margin-bottom="0.21cm" loext:contextual-spacing="false" fo:text-align="center" style:justify-single-word="false"/>
    </style:style>
    <style:style style:name="P15" style:family="paragraph" style:parent-style-name="Text_20_body">
      <style:paragraph-properties fo:margin-top="5.001cm" fo:margin-bottom="0.21cm" loext:contextual-spacing="false" fo:text-align="center" style:justify-single-word="false"/>
      <style:text-properties fo:font-size="18pt" style:font-size-asian="18pt" style:font-size-complex="18pt"/>
    </style:style>
    <style:style style:name="P16" style:family="paragraph" style:parent-style-name="Text_20_body">
      <style:paragraph-properties fo:margin-top="0cm" fo:margin-bottom="0.21cm" loext:contextual-spacing="false" fo:text-align="center" style:justify-single-word="false"/>
      <style:text-properties fo:font-size="18pt" style:font-size-asian="18pt" style:font-size-complex="18pt"/>
    </style:style>
    <style:style style:name="P17" style:family="paragraph" style:parent-style-name="Heading_20_1">
      <style:paragraph-properties fo:text-align="justify" style:justify-single-word="false"/>
    </style:style>
    <style:style style:name="P18" style:family="paragraph" style:parent-style-name="Heading_20_1">
      <style:paragraph-properties fo:text-align="justify" style:justify-single-word="false" fo:break-before="page"/>
    </style:style>
    <style:style style:name="P19" style:family="paragraph" style:parent-style-name="Heading_20_3">
      <style:paragraph-properties fo:text-align="justify" style:justify-single-word="false"/>
    </style:style>
    <style:style style:name="P20" style:family="paragraph" style:parent-style-name="Heading_20_4">
      <style:paragraph-properties fo:text-align="justify" style:justify-single-word="false"/>
    </style:style>
    <style:style style:name="P21" style:family="paragraph" style:parent-style-name="Heading_20_2">
      <style:paragraph-properties fo:text-align="justify" style:justify-single-word="false"/>
    </style:style>
    <style:style style:name="P22" style:family="paragraph" style:parent-style-name="Text_20_body" style:list-style-name="L1">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style="italic" officeooo:rsid="0012827f" style:font-style-asian="italic" style:font-style-complex="italic"/>
    </style:style>
    <style:style style:name="T3" style:family="text">
      <style:text-properties officeooo:rsid="000b4989"/>
    </style:style>
    <style:style style:name="T4" style:family="text">
      <style:text-properties officeooo:rsid="000f0f67"/>
    </style:style>
    <style:style style:name="T5" style:family="text">
      <style:text-properties officeooo:rsid="000fab5a"/>
    </style:style>
    <style:style style:name="T6" style:family="text">
      <style:text-properties officeooo:rsid="001089ce"/>
    </style:style>
    <style:style style:name="T7" style:family="text">
      <style:text-properties officeooo:rsid="0012827f"/>
    </style:style>
    <style:style style:name="T8" style:family="text">
      <style:text-properties officeooo:rsid="0012fc52"/>
    </style:style>
    <style:style style:name="T9" style:family="text">
      <style:text-properties officeooo:rsid="00146ab7"/>
    </style:style>
    <style:style style:name="T10" style:family="text">
      <style:text-properties officeooo:rsid="00187d13"/>
    </style:style>
    <style:style style:name="T11" style:family="text">
      <style:text-properties officeooo:rsid="0019308e"/>
    </style:style>
    <style:style style:name="T12" style:family="text">
      <style:text-properties officeooo:rsid="001a736b"/>
    </style:style>
    <style:style style:name="T13" style:family="text">
      <style:text-properties officeooo:rsid="001b738a"/>
    </style:style>
    <style:style style:name="T14" style:family="text">
      <style:text-properties officeooo:rsid="001c4dde"/>
    </style:style>
    <style:style style:name="T15" style:family="text">
      <style:text-properties officeooo:rsid="001c6cbf"/>
    </style:style>
    <style:style style:name="T16" style:family="text">
      <style:text-properties officeooo:rsid="001df9ee"/>
    </style:style>
    <style:style style:name="fr1"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s1" text:anchor-type="paragraph" svg:x="0.072cm" svg:y="0.019cm" svg:width="3.704cm" svg:height="2.381cm" draw:z-index="0"><draw:image xlink:href="https://ensiwiki.ensimag.fr/skins/ensiwikibde/logo_ensiwiki_140.jpg" xlink:type="simple" xlink:show="embed" xlink:actuate="onLoad"/></draw:frame>Année universitaire 2015-2016</text:p>
      <text:p text:style-name="Text_20_body"/>
      <text:p text:style-name="Text_20_body"/>
      <text:p text:style-name="P15">Projet d'Analyse, Conception, Validation</text:p>
      <text:p text:style-name="P16">Editeur UML</text:p>
      <text:p text:style-name="P14">BATAL Thibaut</text:p>
      <text:p text:style-name="P7">BEULE D<text:span text:style-name="T3">A</text:span>UZAT Rém<text:span text:style-name="T3">y</text:span></text:p>
      <text:p text:style-name="P7"><text:span text:style-name="T3">RAKOTOARISOA</text:span> Jérémy</text:p>
      <text:p text:style-name="P7"><text:span text:style-name="T3">ROUSSEAU</text:span> Jean-Beanjamin</text:p>
      <text:p text:style-name="P7"/>
      <text:p text:style-name="P4"/>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2">Terminologie<text:tab/>1</text:p>
          <text:p text:style-name="P2">A) Documents d'analyse<text:tab/>1</text:p>
          <text:p text:style-name="P3">Acteurs<text:tab/>1</text:p>
          <text:p text:style-name="P3">Diagramme de cas d'utilisations<text:tab/>1</text:p>
          <text:p text:style-name="P3">Description des cas d'utilisation<text:tab/>2</text:p>
          <text:p text:style-name="P1">Créer diagramme<text:tab/>2</text:p>
          <text:p text:style-name="P1">Charger diagramme<text:tab/>2</text:p>
          <text:p text:style-name="P1">Sauvegarder diagramme<text:tab/>2</text:p>
          <text:p text:style-name="P1">Aplatir conteneur<text:tab/>3</text:p>
          <text:p text:style-name="P1">Fermer éditeur<text:tab/>3</text:p>
          <text:p text:style-name="P1">Consulter manuel<text:tab/>3</text:p>
          <text:p text:style-name="P1">Ajouter état simple<text:tab/>3</text:p>
          <text:p text:style-name="P1">Ajouter état Final<text:tab/>4</text:p>
          <text:p text:style-name="P1">Ajouter état Composite<text:tab/>4</text:p>
          <text:p text:style-name="P1">Renommer état<text:tab/>4</text:p>
          <text:p text:style-name="P1">Supprimer élément<text:tab/>5</text:p>
          <text:p text:style-name="P1">Déplacer élément<text:tab/>5</text:p>
          <text:p text:style-name="P1">Ajouter transition<text:tab/>5</text:p>
          <text:p text:style-name="P1">Modifier transition<text:tab/>5</text:p>
          <text:p text:style-name="P3">Diagrammes de classe d'analyse<text:tab/>6</text:p>
          <text:p text:style-name="P2">B) Documents de conception<text:tab/>6</text:p>
          <text:p text:style-name="P2">C) Manuel utilisateur<text:tab/>6</text:p>
          <text:p text:style-name="P2">D) Bilan sur les outils de modélisation utilisés<text:tab/>6</text:p>
        </text:index-body>
      </text:table-of-content>
      <text:p text:style-name="Text_20_body"/>
      <text:h text:style-name="Heading_20_1" text:outline-level="1"/>
      <text:h text:style-name="P18" text:outline-level="1">TODO</text:h>
      <text:p text:style-name="P13">Readme.txt</text:p>
      <text:p text:style-name="P13">applicaiton finalisée et source</text:p>
      <text:p text:style-name="P13">bilan à rédiger ur les outils + les pb + les solutions </text:p>
      <text:p text:style-name="P13">décrire les limitations de notre application</text:p>
      <text:h text:style-name="P17" text:outline-level="1">Terminologie</text:h>
      <text:p text:style-name="P8"><text:span text:style-name="T1">Conteneur :</text:span> Graphiquement, zone contenant un état initial et pouvant contenir des états/transitions. <text:span text:style-name="T10">Un état composite et la fenêtre d'édition du diagramme sont des conteneurs du point de vue utilisateur.</text:span></text:p>
      <text:p text:style-name="P8"><text:span text:style-name="T1">Conteneur principal :</text:span> Le conteneur qui n'est le fils d'aucun autre conteneur.</text:p>
      <text:p text:style-name="P8"><text:span text:style-name="T1">Editeur :</text:span> L'application développée.</text:p>
      <text:p text:style-name="P8"><text:span text:style-name="T1">Editeur graphique :</text:span> Emplacement où sont affichés les éléments du diagramme crée par l'utilisateur.</text:p>
      <text:p text:style-name="P8"><text:span text:style-name="T1">OS :</text:span> Le système d'exploitation sur lequel est exécuté l'application.</text:p>
      <text:p text:style-name="P8"><text:span text:style-name="T1">Transition :</text:span> Texte précédé par une flèche pour le relier à son état source, et suivi d'une autre flèche pour le relier à son état destination.</text:p>
      <text:p text:style-name="P8"><text:span text:style-name="T1">Utilisateur :</text:span> Sous-entendu utilisateur final de l'application.</text:p>
      <text:h text:style-name="P17" text:outline-level="1"/>
      <text:h text:style-name="P18" text:outline-level="1">A) Documents d'analyse</text:h>
      <text:h text:style-name="P21" text:outline-level="2">Acteurs</text:h>
      <text:p text:style-name="P8">Un seul acteur agit sur l'application : l'utilisateur.</text:p>
      <text:h text:style-name="P21" text:outline-level="2">Diagramme de cas d'utilisations</text:h>
      <text:p text:style-name="P5">TODO : Ajouter diagramme de cas</text:p>
      <text:h text:style-name="P21" text:outline-level="2">Description des cas d'utilisation</text:h>
      <text:p text:style-name="P5">TODO : Ajouter les diagrammes de séquence système pertinents</text:p>
      <text:p text:style-name="P8">Après chaque ajout, modification, suppression ou l'ouverture d'un diagramme, l'ensemble des contraintes imposées par le cahier des charges pour un diagramme d'état-transitions est vérifié. En cas d'erreur un message non bloquant s'affiche <text:span text:style-name="T4">dans une barre d'erreur au dessus du diagramme</text:span>. Ces contraintes sont :</text:p>
      <text:list xml:id="list636865332800445354" text:style-name="L1">
        <text:list-item>
          <text:p text:style-name="P22">L'unicité des états (2 états ne peuvent pas avoir le même nom dans un même conteneur);</text:p>
        </text:list-item>
        <text:list-item>
          <text:p text:style-name="P22">Toutes les transitions doivent être déterministes (2 transitions d'un même état ne peuvent pas avoir <text:span text:style-name="T5">la même garde et le même évenement</text:span>) ;</text:p>
        </text:list-item>
        <text:list-item>
          <text:p text:style-name="P22">Aucun état ne doit être bloquant (chaque état doit avoir au moins une transition renvoyant vers un autre état <text:span text:style-name="T5">sauf si c'est un état final</text:span>).</text:p>
        </text:list-item>
      </text:list>
      <text:h text:style-name="P19" text:outline-level="3">Créer diagramme</text:h>
      <text:h text:style-name="P20" text:outline-level="4">Appel du cas</text:h>
      <text:p text:style-name="P8">A l'ouverture de l'<text:span text:style-name="Police_20_par_20_défaut"><text:span text:style-name="T1">éditeur</text:span></text:span> ou lorsque l'<text:span text:style-name="Police_20_par_20_défaut"><text:span text:style-name="T1">utilisateur</text:span></text:span> clique sur Fichier-&gt;Nouveau.</text:p>
      <text:h text:style-name="P20" text:outline-level="4">Actions du cas</text:h>
      <text:p text:style-name="P8">Un conteneur est crée, on le nommera dans ce document <text:span text:style-name="Police_20_par_20_défaut"><text:span text:style-name="T1">conteneur principal</text:span></text:span>. Cela entraine la création d'un état initial associé, nommé "<text:span text:style-name="T6">init_</text:span>". <text:span text:style-name="T7">Un état initial</text:span> est affiché dans l'<text:span text:style-name="Police_20_par_20_défaut"><text:span text:style-name="T1">éditeur graphique </text:span></text:span><text:span text:style-name="Police_20_par_20_défaut"><text:span text:style-name="T2">en haut à gauche</text:span></text:span>.</text:p>
      <text:h text:style-name="P19" text:outline-level="3">Charger diagramme</text:h>
      <text:h text:style-name="P20" text:outline-level="4">Appel du cas</text:h>
      <text:p text:style-name="P8">Lorsque l'utilisateur clique sur Fichier-&gt;Ouvrir.</text:p>
      <text:h text:style-name="P20" text:outline-level="4">Actions du cas</text:h>
      <text:p text:style-name="P8">Le gestionnaire de fichiers de l'OS s'ouvre, l'utilisateur y sélectionne son fichier. Les données qui y sont écrites sont alors chargées et affichées dans l'<text:span text:style-name="Police_20_par_20_défaut"><text:span text:style-name="T1">éditeur graphique</text:span></text:span>. <text:span text:style-name="T7">L'utilisateur peut ensuite modifier et sauvegarder son diagramme.</text:span></text:p>
      <text:h text:style-name="P19" text:outline-level="3"><text:soft-page-break/>Sauvegarder diagramme</text:h>
      <text:h text:style-name="P20" text:outline-level="4">Appel du cas</text:h>
      <text:p text:style-name="P8">Lorsque l'utilisateur clique sur Fichier-&gt;Sauvegarder</text:p>
      <text:h text:style-name="P20" text:outline-level="4">Actions du cas</text:h>
      <text:p text:style-name="P8">Si aucun fichier n'est associé au diagramme (celui-ci a été <text:span text:style-name="T7">créé</text:span> dans l'éditeur par le cas "Créer un diagramme" plutôt que "Charger un diagramme"), le gestionnaire de fichiers de l'OS s'ouvre pour demander à l'utilisateur de choisir un chemin et nom de fichier. Un fichier est alors crée et associé au diagramme.</text:p>
      <text:p text:style-name="P8">Le contenu du diagramme est écrit dans le fichier qui lui est associé. <text:span text:style-name="T7">Si un fichier avec ce nom existe déjà, il est écrasé.</text:span></text:p>
      <text:h text:style-name="P19" text:outline-level="3">Aplatir <text:span text:style-name="T8">diagramme</text:span></text:h>
      <text:h text:style-name="P20" text:outline-level="4">Appel du cas</text:h>
      <text:p text:style-name="P9">Lorque l'utilisateur clique <text:span text:style-name="T8">dans "Fichier"</text:span> <text:span text:style-name="T8">puis </text:span>que l'utilisateur clique sur "Aplatir".</text:p>
      <text:h text:style-name="P20" text:outline-level="4">Actions du cas</text:h>
      <text:p text:style-name="P8"><text:span text:style-name="T9">Le diagramme</text:span> s'aplatit : <text:span text:style-name="T9">tous les états composites et leurs états initiaux et finaux sont supprimés, les états intermédiaires remontent jusqu'au niveau le plus élevé. Si l'état composite n'a pas d'états final, ses états intermédiaires ne seront pas reliés aux états en sortie de l'état composite.</text:span></text:p>
      <text:p text:style-name="P8">L'affichage est actualisé en conséquences.</text:p>
      <text:h text:style-name="P19" text:outline-level="3">Fermer éditeur</text:h>
      <text:h text:style-name="P20" text:outline-level="4">Appel du cas</text:h>
      <text:p text:style-name="P8">Lorsque l'utilisateur clique sur l'icône fermer spécifique à l'OS dans l'angle supérieur-droit de l'application.</text:p>
      <text:h text:style-name="P20" text:outline-level="4">Actions du cas</text:h>
      <text:p text:style-name="P8">L'application est quittée.</text:p>
      <text:h text:style-name="P19" text:outline-level="3">Consulter manuel</text:h>
      <text:h text:style-name="P20" text:outline-level="4">Appel du cas</text:h>
      <text:p text:style-name="P10">Lorsque l'utilisateur clique sur <text:span text:style-name="T8">"</text:span>Aide<text:span text:style-name="T8">"</text:span>, <text:span text:style-name="T8">"Consulter Manuel"</text:span>.</text:p>
      <text:h text:style-name="P20" text:outline-level="4">Actions du cas</text:h>
      <text:p text:style-name="P8">Ouverture du fichier Manuel.pdf par <text:span text:style-name="T10">l'application par défaut de l'OS</text:span>.</text:p>
      <text:h text:style-name="P19" text:outline-level="3"><text:soft-page-break/>Ajouter état simple</text:h>
      <text:h text:style-name="P20" text:outline-level="4">Appel du cas</text:h>
      <text:p text:style-name="P8">Lorsque l'utilisateur clique droit sur un conteneur dans l'<text:span text:style-name="Police_20_par_20_défaut"><text:span text:style-name="T1">éditeur graphique</text:span></text:span> puis sur "Ajouter -&gt;Etat-&gt;Simple".</text:p>
      <text:h text:style-name="P20" text:outline-level="4">Actions du cas</text:h>
      <text:p text:style-name="P12">Affichage d'une textbox pour que l'utilisateur entre le nom du nouvel état.<text:span text:style-name="T12">L'utilisateur ne peut pas ne rien mettre puis cliquer sur ok. Il doit obligatoirement rentrer un nom, sinon un message d'erreur apparaît.</text:span></text:p>
      <text:p text:style-name="P8">L'état est alors crée avec ce nom, et comme conteneur parent celui sur lequel le clic droit a été effectué.</text:p>
      <text:p text:style-name="P8">Affichage de l'état et de son nom dans l'<text:span text:style-name="Police_20_par_20_défaut"><text:span text:style-name="T1">éditeur graphique</text:span></text:span> dans le conteneur parent.</text:p>
      <text:h text:style-name="P19" text:outline-level="3">Ajouter état Final</text:h>
      <text:h text:style-name="P20" text:outline-level="4">Appel du cas</text:h>
      <text:p text:style-name="P8">Lorsque l'utilisateur clique droit sur un conteneur dans l'<text:span text:style-name="Police_20_par_20_défaut"><text:span text:style-name="T1">éditeur graphique</text:span></text:span> puis sur "Ajouter -&gt;Etat-&gt;Final".</text:p>
      <text:h text:style-name="P20" text:outline-level="4">Actions du cas</text:h>
      <text:p text:style-name="P12">Affichage d'une textbox pour que l'utilisateur entre le nom du nouvel état. <text:span text:style-name="T12">L'utilisateur ne peut pas ne rien mettre puis cliquer sur ok. Il doit obligatoirement rentrer un nom, sinon un message d'erreur apparaît.</text:span></text:p>
      <text:p text:style-name="P8">L'état est alors crée avec ce nom, et comme conteneur parent celui sur lequel le clic droit a été effectué.</text:p>
      <text:p text:style-name="P8">Affichage de l'état et de son nom dans l'<text:span text:style-name="Police_20_par_20_défaut"><text:span text:style-name="T1">éditeur graphique</text:span></text:span> dans le conteneur parent.</text:p>
      <text:h text:style-name="P19" text:outline-level="3">Ajouter état Composite</text:h>
      <text:h text:style-name="P20" text:outline-level="4">Appel du cas</text:h>
      <text:p text:style-name="P8">Lorsque l'utilisateur clique droit sur un conteneur dans l'<text:span text:style-name="Police_20_par_20_défaut"><text:span text:style-name="T1">éditeur graphique</text:span></text:span> puis sur "Ajouter -&gt;Etat-&gt;Composite".</text:p>
      <text:h text:style-name="P20" text:outline-level="4">Actions du cas</text:h>
      <text:p text:style-name="P12">Affichage d'une textbox pour que l'utilisateur entre le nom du nouvel état.<text:span text:style-name="T12">L'utilisateur ne peut pas ne rien mettre puis cliquer sur ok. Il doit obligatoirement rentrer un nom, sinon un message d'erreur apparaît.</text:span></text:p>
      <text:p text:style-name="P11">L'état est alors crée avec ce nom, et comme conteneur parent celui sur lequel le clic droit a été effectué. <text:span text:style-name="T11">Dans la zone de l'état composite est ajouté un état initial avec comme nom "init_nomDuComposite".</text:span></text:p>
      <text:p text:style-name="P8">Affichage de l'état, <text:span text:style-name="T11">de son état initial</text:span> et de son nom dans l'<text:span text:style-name="Police_20_par_20_défaut"><text:span text:style-name="T1">éditeur graphique</text:span></text:span> dans le conteneur parent.</text:p>
      <text:h text:style-name="P19" text:outline-level="3"><text:soft-page-break/>Renommer état</text:h>
      <text:h text:style-name="P20" text:outline-level="4">Appel du cas</text:h>
      <text:p text:style-name="P8">Lorsque l'utilisateur fait un clic droit dans l'<text:span text:style-name="Police_20_par_20_défaut"><text:span text:style-name="T1">éditeur graphique</text:span></text:span> sur <text:span text:style-name="T12">l'état</text:span> qu'il souhaite renommer , un menu contextuel s'affiche, et qu'il clique alors sur "Renommer".</text:p>
      <text:h text:style-name="P20" text:outline-level="4">Actions du cas</text:h>
      <text:p text:style-name="P8">Affichage d'une textbox pour modifier le nom. <text:span text:style-name="T12">L'utilisateur ne peut pas ne rien mettre puis cliquer sur ok. Il doit obligatoirement rentrer un nom, sinon un message d'erreur apparaît.</text:span></text:p>
      <text:h text:style-name="P19" text:outline-level="3">Supprimer élément</text:h>
      <text:h text:style-name="P20" text:outline-level="4">Appel du cas</text:h>
      <text:p text:style-name="P8">Lorsque l'utilisateur fait un clic droit dans l'<text:span text:style-name="Police_20_par_20_défaut"><text:span text:style-name="T1">éditeur graphique</text:span></text:span> sur l'élément qu'il souhaite supprimer, un menu contextuel s'affiche, et qu'il clique alors sur "Supprimer".</text:p>
      <text:p text:style-name="P8">Après sélection de l'élément, en cliquant sur "Supprimer" sur le clavier.</text:p>
      <text:h text:style-name="P20" text:outline-level="4">Actions du cas</text:h>
      <text:p text:style-name="P8">Si c'est un état initial, affichage d'un message d'erreur. <text:span text:style-name="T12">L'utilisateur doit cliquer sur ok pour revenir sur l'édition.</text:span></text:p>
      <text:p text:style-name="P8">Si c'est un autre état, on supprime toutes les transitions associées, l'état lui-même, et tout son contenu si c'est un état composite.</text:p>
      <text:p text:style-name="P8">Si c'est une transition, on la supprime.</text:p>
      <text:h text:style-name="P19" text:outline-level="3">Déplacer élément</text:h>
      <text:h text:style-name="P20" text:outline-level="4">Appel du cas</text:h>
      <text:p text:style-name="P8">Lorsque l'utilisateur clique sur un élément. Le cas d'utilisation s'arrête lorsque l'utilisateur relâche le bouton de la souris (effet cliquer-déplacer).</text:p>
      <text:h text:style-name="P20" text:outline-level="4">Actions du cas</text:h>
      <text:p text:style-name="P8">L'élément suit le curseur de la souris. Il ne peut pas changer <text:span text:style-name="T13">l'élément </text:span>de conteneur dans lequel il se trouve. <text:span text:style-name="T13">Les conteneurs parents peuvent passer au dessus de conteneur fils mais ils ne sont pas inclus dedans.</text:span></text:p>
      <text:p text:style-name="P8">L'affichage est actualisé de manière à ce que les liens entre états et transitions associés à l'élément déplacé soient redessinés.</text:p>
      <text:h text:style-name="P19" text:outline-level="3">Ajouter transition</text:h>
      <text:h text:style-name="P20" text:outline-level="4">Appel du cas</text:h>
      <text:p text:style-name="P8">Lorsque l'utilisateur clique droit dans l'<text:span text:style-name="Police_20_par_20_défaut"><text:span text:style-name="T1">éditeur graphique</text:span></text:span> sur un état puis sur "Ajouter Transition". <text:span text:style-name="T14">Un état final ne peut pas avoir de transition qui partent de lui.</text:span></text:p>
      <text:h text:style-name="P20" text:outline-level="4"><text:soft-page-break/>Actions du cas</text:h>
      <text:p text:style-name="P8"><text:span text:style-name="T13">Une</text:span> liste déroulante s'affiche, contenant tous les états existan<text:span text:style-name="T13">t</text:span>s <text:span text:style-name="T13">autorisés</text:span> dans le même conteneur que l'état sur lequel l'utilisateur a fait un clic droit. L'utilisateur y sélectionne l'état de destination de la transition créée. <text:span text:style-name="T13">Un état initial ne peut être relié directement à un état final et aucune liaison n'arrivera sur lui. </text:span></text:p>
      <text:p text:style-name="P8"><text:span text:style-name="T14">Si ce n'est pas une transition partant d'un état initial, </text:span>3 text<text:span text:style-name="T14">b</text:span>ox sont également présentes pour que l'utilisateur entre la garde, l'événement et l'action à associer à la transition créée.</text:p>
      <text:p text:style-name="P8">La transition est associée au conteneur de l'état sur lequel l'utilisateur a fait un clic droit. Ce dernier devient son état source.</text:p>
      <text:h text:style-name="P19" text:outline-level="3">Modifier <text:span text:style-name="T16">étiquette</text:span></text:h>
      <text:h text:style-name="P20" text:outline-level="4">Appel du cas</text:h>
      <text:p text:style-name="P8">Lorsque l'utilisateur clique droit dans l'<text:span text:style-name="Police_20_par_20_défaut"><text:span text:style-name="T1">éditeur graphique</text:span></text:span> sur une transition puis sur "Modifier Transition". <text:span text:style-name="T14">Une transition partant d'un état initial ne peut être modifiée</text:span></text:p>
      <text:h text:style-name="P20" text:outline-level="4">Actions du cas</text:h>
      <text:p text:style-name="P8">Une nouvelle fenetre s'affiche <text:span text:style-name="T15">avec 3 textBox pour modifier la garde, l'évenement et l'action.</text:span></text:p>
      <text:h text:style-name="P21" text:outline-level="2">Diagrammes de classe d'analyse</text:h>
      <text:p text:style-name="P5">TODO : Ajouter les diagrammes de classe d'analyse</text:p>
      <text:h text:style-name="P17" text:outline-level="1"/>
      <text:h text:style-name="P18" text:outline-level="1">B) Documents de conception</text:h>
      <text:p text:style-name="P5">TODO : Ajouter le diagramme MVC séparant les packages</text:p>
      <text:p text:style-name="P5">TODO : Ajouter diagrammes de classes logicielles, de séquence, d'états-transitions si c'est pertinent et qui correspondent au code. Ajouter un minimum de texte explicatif si utile.</text:p>
      <text:h text:style-name="P17" text:outline-level="1"/>
      <text:h text:style-name="P18" text:outline-level="1">C) Manuel utilisateur</text:h>
      <text:h text:style-name="P17" text:outline-level="1"/>
      <text:h text:style-name="P18" text:outline-level="1">D) Bilan sur les outils de modélisation utilisés</text:h>
      <text:p text:style-name="P8">Nous avons utilisé Microsoft Visio 2013. Le plus embêtant fut la mise en page, l'organisation des classes est transition étant totalement manuelles, à chaque changement il fallait les réorganiser pour une meilleure visibilité donc une meilleure réflexion. C'est une perte de productivité énor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1" style:display-name="WW_CharLFO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2" style:display-name="WW_CharLFO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3" style:display-name="WW_CharLFO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4" style:display-name="WW_CharLFO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5" style:display-name="WW_CharLFO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6" style:display-name="WW_CharLFO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7" style:display-name="WW_CharLFO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8" style:display-name="WW_CharLFO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9" style:display-name="WW_CharLFO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Windows_x86 LibreOffice_project/c4c7d32d0d49397cad38d62472b0bc8acff48dd6</meta:generator>
    <meta:creation-date>2009-04-16T11:32:00Z</meta:creation-date>
    <dc:date>2015-11-12T20:26:16.931000000</dc:date>
    <meta:editing-cycles>108</meta:editing-cycles>
    <meta:editing-duration>PT7H6M8S</meta:editing-duration>
    <meta:document-statistic meta:table-count="0" meta:image-count="1" meta:object-count="0" meta:page-count="11" meta:paragraph-count="147" meta:word-count="1504" meta:character-count="9647" meta:non-whitespace-character-count="8291"/>
    <meta:user-defined meta:name="Info 1"/>
    <meta:user-defined meta:name="Info 2"/>
    <meta:user-defined meta:name="Info 3"/>
    <meta:user-defined meta:name="Info 4"/>
    <meta:template xlink:type="simple" xlink:actuate="onRequest" xlink:title="" xlink:href="Normal.dotm"/>
  </office:meta>
</office:document-meta>
</file>